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@Dead NPC</text:p>
      <text:p text:style-name="Preformatted_20_Text">Hi Death,</text:p>
      <text:p text:style-name="Preformatted_20_Text">Im dead.</text:p>
      <text:p text:style-name="Preformatted_20_Text"/>
      <text:p text:style-name="Preformatted_20_Text">@Death</text:p>
      <text:p text:style-name="Preformatted_20_Text">I know</text:p>
      <text:p text:style-name="Preformatted_20_Text"/>
      <text:p text:style-name="Preformatted_20_Text">@none</text:p>
      <text:p text:style-name="Preformatted_20_Text">Will you </text:p>
      <text:p text:style-name="Preformatted_20_Text"><text:tab/>Harvest : 3</text:p>
      <text:p text:style-name="Preformatted_20_Text"><text:tab/>Save : 4</text:p>
      <text:p text:style-name="Preformatted_20_Text"/>
      <text:p text:style-name="Preformatted_20_Text">@none</text:p>
      <text:p text:style-name="Preformatted_20_Text">You Harvested</text:p>
      <text:p text:style-name="Preformatted_20_Text"/>
      <text:p text:style-name="Preformatted_20_Text">@none</text:p>
      <text:p text:style-name="Preformatted_20_Text">You Save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 xmlns:fo="urn:oasis:names:tc:opendocument:xmlns:xsl-fo-compatible:1.0" xmlns:config="urn:oasis:names:tc:opendocument:xmlns:config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xhtml="http://www.w3.org/1999/xhtml" xmlns:css3t="http://www.w3.org/TR/css3-text/" xmlns:officeooo="http://openoffice.org/2009/office">
    <dc:date>2023-10-17T21:24:26.097000000</dc:date>
    <meta:editing-duration>PT11M47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3" meta:word-count="24" meta:character-count="105" meta:non-whitespace-character-count="91"/>
  </office:meta>
</office:document-meta>
</file>